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1.4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318cm" svg:height="2.522cm" draw:transform="skewX (-0.119904119611988) translate (8.062cm 10.924cm)">
          <text:p text:style-name="P1">USDS</text:p>
        </draw:ellipse>
        <draw:ellipse draw:style-name="gr1" draw:text-style-name="P1" draw:layer="layout" svg:width="4.318cm" svg:height="2.54cm" svg:x="8.239cm" svg:y="5.572cm">
          <text:p text:style-name="P1">Admin<text:line-break/>Services</text:p>
        </draw:ellipse>
        <draw:ellipse draw:style-name="gr1" draw:text-style-name="P1" draw:layer="layout" svg:width="4.318cm" svg:height="2.54cm" svg:x="2.397cm" svg:y="15.478cm">
          <text:p text:style-name="P1">Search<text:line-break/>Services</text:p>
        </draw:ellipse>
        <draw:ellipse draw:style-name="gr1" draw:text-style-name="P1" draw:layer="layout" svg:width="4.318cm" svg:height="2.54cm" svg:x="13.065cm" svg:y="15.224cm">
          <text:p text:style-name="P1">Version<text:line-break/>Services</text:p>
        </draw:ellipse>
        <draw:line draw:style-name="gr2" draw:text-style-name="P1" draw:layer="layout" svg:x1="10.398cm" svg:y1="11.033cm" svg:x2="10.398cm" svg:y2="8.239cm">
          <text:p/>
        </draw:line>
        <draw:line draw:style-name="gr2" draw:text-style-name="P1" draw:layer="layout" svg:x1="12.049cm" svg:y1="13.192cm" svg:x2="14.462cm" svg:y2="15.478cm">
          <text:p/>
        </draw:line>
        <draw:line draw:style-name="gr2" draw:text-style-name="P1" draw:layer="layout" svg:x1="8.62cm" svg:y1="13.065cm" svg:x2="5.318cm" svg:y2="15.605cm">
          <text:p/>
        </draw:line>
        <draw:frame draw:style-name="gr3" draw:text-style-name="P2" draw:layer="layout" svg:width="8.128cm" svg:height="1.143cm" svg:x="6.477cm" svg:y="3.032cm">
          <draw:text-box>
            <text:p text:style-name="P1"><text:span text:style-name="T1">USDS UCases</text:span></text:p>
          </draw:text-box>
        </draw:frame>
      </draw:page>
      <draw:page draw:name="page2" draw:style-name="dp1" draw:master-page-name="Default">
        <draw:ellipse draw:style-name="gr1" draw:text-style-name="P1" draw:layer="layout" svg:width="4.318cm" svg:height="2.54cm" svg:x="8.382cm" svg:y="10.017cm">
          <text:p text:style-name="P1">Admin<text:line-break/>Services</text:p>
        </draw:ellipse>
        <draw:ellipse draw:style-name="gr1" draw:text-style-name="P1" draw:layer="layout" svg:width="4.826cm" svg:height="1.905cm" svg:x="13.716cm" svg:y="6.715cm">
          <text:p text:style-name="P1">Agencies</text:p>
        </draw:ellipse>
        <draw:ellipse draw:style-name="gr1" draw:text-style-name="P1" draw:layer="layout" svg:width="5.207cm" svg:height="2.413cm" svg:x="2.413cm" svg:y="6.715cm">
          <text:p text:style-name="P1">eCFR<text:line-break/>Corrections</text:p>
        </draw:ellipse>
        <draw:ellipse draw:style-name="gr1" draw:text-style-name="P1" draw:layer="layout" svg:width="5.207cm" svg:height="2.413cm" svg:x="7.62cm" svg:y="14.589cm">
          <text:p text:style-name="P1">Title Route<text:line-break/>Corrections</text:p>
        </draw:ellipse>
        <draw:line draw:style-name="gr2" draw:text-style-name="P1" draw:layer="layout" svg:x1="12.446cm" svg:y1="10.652cm" svg:x2="14.605cm" svg:y2="8.366cm">
          <text:p/>
        </draw:line>
        <draw:line draw:style-name="gr2" draw:text-style-name="P1" draw:layer="layout" svg:x1="8.763cm" svg:y1="10.525cm" svg:x2="6.858cm" svg:y2="8.747cm">
          <text:p/>
        </draw:line>
        <draw:line draw:style-name="gr2" draw:text-style-name="P1" draw:layer="layout" svg:x1="10.541cm" svg:y1="12.557cm" svg:x2="10.414cm" svg:y2="14.716cm">
          <text:p/>
        </draw:line>
        <draw:frame draw:style-name="gr4" draw:text-style-name="P2" draw:layer="layout" svg:width="8.128cm" svg:height="1.715cm" svg:x="6.477cm" svg:y="3.033cm">
          <draw:text-box>
            <text:p text:style-name="P1"><text:span text:style-name="T1">USDS Admin Services UCases</text:span></text:p>
          </draw:text-box>
        </draw:frame>
      </draw:page>
      <draw:page draw:name="page3" draw:style-name="dp1" draw:master-page-name="Default">
        <draw:ellipse draw:style-name="gr1" draw:text-style-name="P1" draw:layer="layout" svg:width="4.318cm" svg:height="2.54cm" svg:x="6.096cm" svg:y="10.779cm">
          <text:p text:style-name="P1">Search<text:line-break/>Services</text:p>
        </draw:ellipse>
        <draw:ellipse draw:style-name="gr1" draw:text-style-name="P1" draw:layer="layout" svg:width="4.064cm" svg:height="1.905cm" svg:x="5.715cm" svg:y="7.477cm">
          <text:p text:style-name="P1">Results</text:p>
        </draw:ellipse>
        <draw:ellipse draw:style-name="gr1" draw:text-style-name="P1" draw:layer="layout" svg:width="4.064cm" svg:height="1.905cm" svg:x="11.684cm" svg:y="7.477cm">
          <text:p text:style-name="P1">Results<text:line-break/>Count</text:p>
        </draw:ellipse>
        <draw:ellipse draw:style-name="gr1" draw:text-style-name="P1" draw:layer="layout" svg:width="4.064cm" svg:height="1.905cm" svg:x="11.684cm" svg:y="10.017cm">
          <text:p text:style-name="P1">Summary<text:line-break/>Details</text:p>
        </draw:ellipse>
        <draw:ellipse draw:style-name="gr1" draw:text-style-name="P1" draw:layer="layout" svg:width="4.572cm" svg:height="2.032cm" svg:x="11.43cm" svg:y="12.811cm">
          <text:p text:style-name="P1">Results<text:line-break/>Date Count</text:p>
        </draw:ellipse>
        <draw:ellipse draw:style-name="gr1" draw:text-style-name="P1" draw:layer="layout" svg:width="4.572cm" svg:height="2.032cm" svg:x="11.557cm" svg:y="15.605cm">
          <text:p text:style-name="P1">Results<text:line-break/>Title Count</text:p>
        </draw:ellipse>
        <draw:ellipse draw:style-name="gr1" draw:text-style-name="P1" draw:layer="layout" svg:width="3.683cm" svg:height="1.778cm" svg:x="7.112cm" svg:y="16.748cm">
          <text:p text:style-name="P1">Statistic</text:p>
        </draw:ellipse>
        <draw:ellipse draw:style-name="gr1" draw:text-style-name="P1" draw:layer="layout" svg:width="4.445cm" svg:height="1.778cm" svg:x="0.381cm" svg:y="14.081cm">
          <text:p text:style-name="P1">Suggestions</text:p>
        </draw:ellipse>
        <draw:line draw:style-name="gr2" draw:text-style-name="P1" draw:layer="layout" svg:x1="8.255cm" svg:y1="10.779cm" svg:x2="7.874cm" svg:y2="9.382cm">
          <text:p/>
        </draw:line>
        <draw:line draw:style-name="gr2" draw:text-style-name="P1" draw:layer="layout" svg:x1="9.271cm" svg:y1="10.906cm" svg:x2="12.192cm" svg:y2="9.128cm">
          <text:p/>
        </draw:line>
        <draw:line draw:style-name="gr2" draw:text-style-name="P1" draw:layer="layout" svg:x1="10.414cm" svg:y1="11.795cm" svg:x2="11.811cm" svg:y2="11.16cm">
          <text:p/>
        </draw:line>
        <draw:line draw:style-name="gr2" draw:text-style-name="P1" draw:layer="layout" svg:x1="10.033cm" svg:y1="12.811cm" svg:x2="11.684cm" svg:y2="13.319cm">
          <text:p/>
        </draw:line>
        <draw:line draw:style-name="gr2" draw:text-style-name="P1" draw:layer="layout" svg:x1="9.398cm" svg:y1="13.192cm" svg:x2="12.065cm" svg:y2="15.986cm">
          <text:p/>
        </draw:line>
        <draw:line draw:style-name="gr2" draw:text-style-name="P1" draw:layer="layout" svg:x1="8.763cm" svg:y1="13.319cm" svg:x2="9.271cm" svg:y2="16.748cm">
          <text:p/>
        </draw:line>
        <draw:line draw:style-name="gr2" draw:text-style-name="P1" draw:layer="layout" svg:x1="7.239cm" svg:y1="13.192cm" svg:x2="6.096cm" svg:y2="14.208cm">
          <text:p/>
        </draw:line>
        <draw:frame draw:style-name="gr4" draw:text-style-name="P2" draw:layer="layout" svg:width="8.128cm" svg:height="1.715cm" svg:x="5.366cm" svg:y="3.06cm">
          <draw:text-box>
            <text:p text:style-name="P1"><text:span text:style-name="T1">USDS Search Services UCases</text:span></text:p>
          </draw:text-box>
        </draw:frame>
      </draw:page>
      <draw:page draw:name="page4" draw:style-name="dp1" draw:master-page-name="Default">
        <draw:ellipse draw:style-name="gr1" draw:text-style-name="P1" draw:layer="layout" svg:width="4.318cm" svg:height="2.54cm" svg:x="7.747cm" svg:y="10.525cm">
          <text:p text:style-name="P1">Version<text:line-break/>Services</text:p>
        </draw:ellipse>
        <draw:ellipse draw:style-name="gr1" draw:text-style-name="P1" draw:layer="layout" svg:width="5.08cm" svg:height="2.286cm" svg:x="1.778cm" svg:y="7.858cm">
          <text:p text:style-name="P1">Ancestors<text:line-break/>Routes</text:p>
        </draw:ellipse>
        <draw:ellipse draw:style-name="gr1" draw:text-style-name="P1" draw:layer="layout" svg:width="5.588cm" svg:height="2.54cm" svg:x="12.446cm" svg:y="7.604cm">
          <text:p text:style-name="P1">Title / Sub Titles<text:line-break/>XML</text:p>
        </draw:ellipse>
        <draw:ellipse draw:style-name="gr1" draw:text-style-name="P1" draw:layer="layout" svg:width="5.08cm" svg:height="2.286cm" svg:x="7.239cm" svg:y="15.224cm">
          <text:p text:style-name="P1">JSON<text:line-break/>Title</text:p>
        </draw:ellipse>
        <draw:ellipse draw:style-name="gr1" draw:text-style-name="P1" draw:layer="layout" svg:width="5.08cm" svg:height="2.286cm" svg:x="1.143cm" svg:y="12.684cm">
          <text:p text:style-name="P1">Title<text:line-break/>Summary</text:p>
        </draw:ellipse>
        <draw:ellipse draw:style-name="gr1" draw:text-style-name="P1" draw:layer="layout" svg:width="5.08cm" svg:height="2.286cm" svg:x="7.239cm" svg:y="15.224cm">
          <text:p text:style-name="P1">JSON<text:line-break/>Title</text:p>
        </draw:ellipse>
        <draw:ellipse draw:style-name="gr1" draw:text-style-name="P1" draw:layer="layout" svg:width="5.08cm" svg:height="2.286cm" svg:x="13.716cm" svg:y="12.684cm">
          <text:p text:style-name="P1">Sections<text:line-break/>Array</text:p>
        </draw:ellipse>
        <draw:line draw:style-name="gr2" draw:text-style-name="P1" draw:layer="layout" svg:x1="11.303cm" svg:y1="10.779cm" svg:x2="12.954cm" svg:y2="9.636cm">
          <text:p/>
        </draw:line>
        <draw:line draw:style-name="gr2" draw:text-style-name="P1" draw:layer="layout" svg:x1="8.255cm" svg:y1="11.033cm" svg:x2="6.477cm" svg:y2="9.636cm">
          <text:p/>
        </draw:line>
        <draw:line draw:style-name="gr2" draw:text-style-name="P1" draw:layer="layout" svg:x1="11.557cm" svg:y1="12.557cm" svg:x2="13.843cm" svg:y2="13.446cm">
          <text:p/>
        </draw:line>
        <draw:line draw:style-name="gr2" draw:text-style-name="P1" draw:layer="layout" svg:x1="9.906cm" svg:y1="13.065cm" svg:x2="9.906cm" svg:y2="15.224cm">
          <text:p/>
        </draw:line>
        <draw:line draw:style-name="gr2" draw:text-style-name="P1" draw:layer="layout" svg:x1="7.874cm" svg:y1="12.176cm" svg:x2="5.334cm" svg:y2="12.9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1.0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1-28T13:39:04.21</meta:creation-date>
    <dc:date>2025-11-28T14:03:03.32</dc:date>
    <meta:editing-duration>PT23M57S</meta:editing-duration>
    <meta:editing-cycles>6</meta:editing-cycles>
    <meta:generator>OpenOffice/4.1.15$Win32 OpenOffice.org_project/4115m2$Build-9813</meta:generator>
    <meta:document-statistic meta:object-count="44"/>
  </office:meta>
</office:document-meta>
</file>